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ableTypeTests.resolveVariableGenericArray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resolveTypeVariableFromConstructorParameterWithImplements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forConstructorParameterMustNotB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as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forInstanc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doesResolveFromOuter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forClassWith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isAssignableFromForSameClassExtends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lvableTypeTests.forMethodParameterWithSameSignatureAnd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ableTypeTests.forPrivat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lvableTypeTests.resolveTypeVariableFromMethodParameterTypeWithImplement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ableTypeTests.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ableTypeTests.genericOfGenericWith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forInstanc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.Constructors( Map &lt; T , Long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ableTypeTests.resolveGeneric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isAssignableFromCannotBe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resolveWildcardTypeUpper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s.Constructors( List &lt; CharSequence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ableTypeTests.spr164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resolveTypeVariableFromSimpleSuper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forMethodParameterB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identifyTyp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ableTypeTests.resolveTypeVariableFro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resolveVariableFromInheritedFieldSwit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resolveVariableFromFieldType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ge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lvableTypeTests.resolveGenericArrayFrom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resolveTypeVariableFrom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getComponentTypeForVariableThatResolvesToGeneric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forInstanceProvide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resolveUnknownTypeVariableFromConstructor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isAssignableFromForClassAndSimpl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lvableTypeTests.resolve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testSerialization( Resolvab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lvableTypeTests.resolveTypeVariableFromSimpleInterfa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forRa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Assert.ResolvableTypeAssert( ResolvableType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TypeTests.noGet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generic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forMethodReturnMustNotB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resolveTypeVariableFromDeclared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getComponentTypeForGeneric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resolveTypeVariableFromSimpleCollectionSuper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get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classWithGenerics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no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TypeTests.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resolveTypeVariableFromMetho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resolveTypeVariableFrom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resolveVariableFromFiel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asFrom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Constructors.TypedConstructors( List &lt; CharSequence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TypeTests.a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spr127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ableTypeTests.hasUnresolvableGenericsWhenExte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resolveFromOu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wildcar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forMetho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getGenericB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resolve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spr112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no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getComponentTypeForNo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resolveBoundedTypeVariableWildcar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resolveVariableFromInherite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hasUnresolvableGenericsWhenImplementesRaw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resolveTypeVariableFromMethodParameterTypeWithImplement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ableTypeTests.resolveTypeVariableFromReflectiveParameterized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isAssignableFromForSameClassNonExtends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getComponentTypeForClas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forConstructor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for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GenericInterfaceType.MyGenericInterfaceType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TypeTests.getGenericsFrom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isAssignableFromForClassAn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lvableTypeTests.resolveVariabl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resolveBoundedTypeVariabl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GenericInterfaceType.getResolvabl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resolveTypeVariableFromClassWithImplement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Assert.isAssignableFrom( ResolvableType ...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ableTypeTests.javaDoc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lvableTypeTests.assertThatResolvableType( Resolvab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TypeTests.resolveTypeVariableFromMethodParame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forRawClass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forClassWithMismatched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resolveTypeVariableFromConstructor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forInstanceNo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has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isAssignableFromFor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hasUnresolvableGenericsWhenSelfNotResol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noneReturn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lvableTypeTests.for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TypeTests.forClass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isAssignableFromForWild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solvableTypeTests.resolveTypeVariableFromMethodParameterWithImplement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getGenericOutOf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as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fo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forMethodParameterByIndexMustNotB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asFrom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isAssignableFromMustNotB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getGenericOfGenericByInde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resolveFromClassWith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ableTypeTests.resolveArray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resolveTypeVariableFromMethodReturnWithImplement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get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ableTypeTests.hashCodeAnd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lvableTypeTests.resolveTypeVariableFromTypeWith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Constructors.TypedConstructors( Map &lt; String , Long &gt;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TypeTests.forMethodParameterWith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ableTypeTests.asFromInherited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get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lvableTypeTests.forTyped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TypeTests.isAssignableFromForDifferentClassesWith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lvableTypeTests.hasUnresolvable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isAssignableFromFor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ableTypeTests.resolveTypeVariableFromFieldTypeWithImplement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ableTypeTests.resolveVariableGenericArrayUnknownWith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a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to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olvableTypeTests.resolveTypeVariableFromSimpleCollectionInterfa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forRawClassAssignableFromTyp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ableTypeTests.asFromInheri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resolveTypeVariableFromFieldTypeWithImplement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typeVari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spr146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forArray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Assert.isNotAssignableFrom( ResolvableType ...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ableTypeTests.f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forMethodParameterMustNotB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resolveWildcardLower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getGenericsFrom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Assert.describe( Resolvable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ableTypeTests.canResolve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forMethodParameterWithNestingAndLev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ableTypeTests.forFieldMustNotB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getGenericOf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resolveTypeWithCustom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lvableTypeTests.isAssignableFromForComplexWildc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lvableTypeTests.hasUnresolvableGenericsBasedOnOwn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resolveVariableGeneric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nar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array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ableTypeTests.nestedWith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getResolvedGeneri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nestedWithInde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resolveGenericMulti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